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1eee2d" officeooo:paragraph-rsid="001eee2d" style:font-size-asian="15pt" style:font-size-complex="15pt"/>
    </style:style>
    <style:style style:name="P4" style:family="paragraph" style:parent-style-name="Preformatted_20_Text">
      <style:paragraph-properties fo:text-align="start" style:justify-single-word="false"/>
      <style:text-properties fo:font-size="15pt" officeooo:rsid="00228594" officeooo:paragraph-rsid="00228594" style:font-size-asian="15pt" style:font-size-complex="15pt"/>
    </style:style>
    <style:style style:name="P5" style:family="paragraph" style:parent-style-name="Preformatted_20_Text">
      <style:paragraph-properties fo:text-align="start" style:justify-single-word="false"/>
      <style:text-properties fo:font-size="15pt" officeooo:rsid="002d5733" officeooo:paragraph-rsid="002d5733" style:font-size-asian="15pt" style:font-size-complex="15pt"/>
    </style:style>
    <style:style style:name="P6" style:family="paragraph" style:parent-style-name="Preformatted_20_Text">
      <style:paragraph-properties fo:text-align="start" style:justify-single-word="false"/>
      <style:text-properties fo:font-size="15pt" officeooo:rsid="002f7a58" officeooo:paragraph-rsid="002f7a58" style:font-size-asian="15pt" style:font-size-complex="15pt"/>
    </style:style>
    <style:style style:name="P7"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8" style:family="paragraph" style:parent-style-name="Preformatted_20_Text">
      <style:paragraph-properties fo:text-align="start" style:justify-single-word="false"/>
      <style:text-properties fo:font-size="15pt" style:text-underline-style="solid" style:text-underline-width="auto" style:text-underline-color="font-color" officeooo:rsid="00184c12" officeooo:paragraph-rsid="00184c12" style:font-size-asian="15pt" style:font-size-complex="15pt"/>
    </style:style>
    <style:style style:name="P9"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0"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1" style:family="paragraph" style:parent-style-name="Preformatted_20_Text">
      <style:paragraph-properties fo:text-align="start" style:justify-single-word="false"/>
      <style:text-properties fo:font-size="15pt" style:text-underline-style="none" officeooo:rsid="00184c12" officeooo:paragraph-rsid="00184c12" style:font-size-asian="15pt" style:font-size-complex="15pt"/>
    </style:style>
    <style:style style:name="P1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T1" style:family="text">
      <style:text-properties officeooo:rsid="00184c12"/>
    </style:style>
    <style:style style:name="T2" style:family="text">
      <style:text-properties officeooo:rsid="001af80d"/>
    </style:style>
    <style:style style:name="T3" style:family="text">
      <style:text-properties officeooo:rsid="001b8bd0"/>
    </style:style>
    <style:style style:name="T4" style:family="text">
      <style:text-properties officeooo:rsid="001ec915"/>
    </style:style>
    <style:style style:name="T5" style:family="text">
      <style:text-properties officeooo:rsid="0020001d"/>
    </style:style>
    <style:style style:name="T6" style:family="text">
      <style:text-properties officeooo:rsid="0023f7d5"/>
    </style:style>
    <style:style style:name="T7" style:family="text">
      <style:text-properties officeooo:rsid="00282c88"/>
    </style:style>
    <style:style style:name="T8" style:family="text">
      <style:text-properties officeooo:rsid="0029ce7d"/>
    </style:style>
    <style:style style:name="T9" style:family="text">
      <style:text-properties officeooo:rsid="002b759d"/>
    </style:style>
    <style:style style:name="T10" style:family="text">
      <style:text-properties officeooo:rsid="003b6711"/>
    </style:style>
    <style:style style:name="T11" style:family="text">
      <style:text-properties officeooo:rsid="003e9b1c"/>
    </style:style>
    <style:style style:name="T12" style:family="text">
      <style:text-properties officeooo:rsid="004479cb"/>
    </style:style>
    <style:style style:name="T13" style:family="text">
      <style:text-properties officeooo:rsid="0047ea18"/>
    </style:style>
    <style:style style:name="T14" style:family="text">
      <style:text-properties officeooo:rsid="004931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1</text:p>
      <text:p text:style-name="P1">ALT KÜMELER</text:p>
      <text:p text:style-name="P2"/>
      <text:p text:style-name="P7">Problem</text:p>
      <text:p text:style-name="P2"><text:tab/>Verilen bir tam sayı dizisinin <text:span text:style-name="T6">boş küme hariç </text:span>tüm alt kümelerini üretiniz.</text:p>
      <text:p text:style-name="P2"/>
      <text:p text:style-name="P7">Input</text:p>
      <text:p text:style-name="P2"><text:tab/>Input bir testten oluşacaktır.</text:p>
      <text:p text:style-name="P2"><text:tab/>Testin ilk satırı<text:span text:style-name="T7">nda</text:span> kümenin eleman sayısını ver<text:span text:style-name="T7">ilecektir</text:span>.(N)</text:p>
      <text:p text:style-name="P2"><text:tab/>Testin ikinci satırında kümeyi belirten N tane <text:span text:style-name="T8">boşlukla ayrılmış</text:span> <text:span text:style-name="T4">birbirinden farklı </text:span>tamsayı verilecektir.</text:p>
      <text:p text:style-name="P2"><text:tab/><text:span text:style-name="T5">1&lt;=N&lt;=20</text:span></text:p>
      <text:p text:style-name="P7">Output</text:p>
      <text:p text:style-name="P2"><text:tab/>Verilen kümenin <text:span text:style-name="T9">boş kümeden farklı </text:span>tüm alt kümelerini her satırda boşlukla ayrılmış elemanlar dizisi şeklinde bastırınız. <text:span text:style-name="T1">Her satır bir alt kümeyi belirtmelidir.</text:span></text:p>
      <text:p text:style-name="P2"><text:tab/><text:span text:style-name="T12">Kümeleri basma sırası: (10 satırda çözmenin sırrı aynı zamanda)</text:span></text:p>
      <text:p text:style-name="P2"><text:tab/><text:tab/><text:span text:style-name="T12">Kümenin en soldaki(verilen sırada) elemanına 0. eleman diyelim. Sonraki elemanlar 1., 2., 3. … N-1. Şeklinde gitsin. Şimdi bütün kümeleri bit dizisi olarak düşünelim. Yani mesela</text:span></text:p>
      <text:p text:style-name="P2"><text:tab/><text:span text:style-name="T13">000100 bit dizisi 2. elemanın olduğu 0., 1., 3., 4., 5. elemanların olmadığı kümeyi gösterir.</text:span></text:p>
      <text:p text:style-name="P2"><text:tab/><text:span text:style-name="T14">Bu bit dizilerini ikili tabanda sayılar olarak düşünelim. Bastığınız alt kümelerden ikilik tabandaki değeri diğerinden küçük olan önce basılmalıdır. Ayrıca spesifik bir alt küme basılırken, önce gelen elemanlar önce basılmalıdır.Örneğin, 000111 şeklindeki bir küme basılırken önce 0. sonra 1. sonra 2. eleman basılmalıdır.</text:span></text:p>
      <text:p text:style-name="P2"/>
      <text:p text:style-name="P2"/>
      <text:p text:style-name="P2"/>
      <text:p text:style-name="P2"/>
      <text:p text:style-name="P2"/>
      <text:p text:style-name="P2"/>
      <text:p text:style-name="P2"/>
      <text:p text:style-name="P9"><text:soft-page-break/>Örnek Input</text:p>
      <text:p text:style-name="P3">2</text:p>
      <text:p text:style-name="P4">3 2</text:p>
      <text:p text:style-name="P3"/>
      <text:p text:style-name="P9">Örnek Output</text:p>
      <text:p text:style-name="P5">3 </text:p>
      <text:p text:style-name="P5">2 </text:p>
      <text:p text:style-name="P5">3 2</text:p>
      <text:p text:style-name="P2"/>
      <text:p text:style-name="P10">Time Limit</text:p>
      <text:p text:style-name="P6">C/C++/<text:span text:style-name="T11">Java</text:span>: <text:span text:style-name="T10">3 saniye, Python: 6 saniye</text:span></text:p>
      <text:p text:style-name="P2"/>
      <text:p text:style-name="P8">Extra Challenge</text:p>
      <text:p text:style-name="P11"><text:tab/><text:span text:style-name="T2">Alt kümeleri üretmek için yazdığınız işi yapan asıl k</text:span>od<text:span text:style-name="T3">(int main, public class, input alma, bastırma felan gibi ıvır zıvır hariç)</text:span> 10 satırı geçmesin. (Puan almak için şart değil ama bu soruyu koymamızın asıl amacı b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30T11:26:38.582802114</dc:date>
    <meta:editing-duration>PT59M22S</meta:editing-duration>
    <meta:editing-cycles>38</meta:editing-cycles>
    <meta:generator>LibreOffice/5.1.4.2$Linux_X86_64 LibreOffice_project/10m0$Build-2</meta:generator>
    <meta:document-statistic meta:table-count="0" meta:image-count="0" meta:object-count="0" meta:page-count="2" meta:paragraph-count="26" meta:word-count="218" meta:character-count="1482" meta:non-whitespace-character-count="1276"/>
  </office:meta>
</office:document-meta>
</file>